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3.2361in" table:align="left"/>
    </style:style>
    <style:style style:name="Table1.A" style:family="table-column">
      <style:table-column-properties style:column-width="0.0972in"/>
    </style:style>
    <style:style style:name="Table1.B" style:family="table-column">
      <style:table-column-properties style:column-width="3.1389in"/>
    </style:style>
    <style:style style:name="Table1.A1" style:family="table-cell">
      <style:table-cell-properties style:vertical-align="middle"/>
    </style:style>
    <style:style style:name="Table2" style:family="table">
      <style:table-properties style:width="1.5153in" table:align="left"/>
    </style:style>
    <style:style style:name="Table2.A" style:family="table-column">
      <style:table-column-properties style:column-width="0.0972in"/>
    </style:style>
    <style:style style:name="Table2.B" style:family="table-column">
      <style:table-column-properties style:column-width="1.4181in"/>
    </style:style>
    <style:style style:name="Table2.A1" style:family="table-cell">
      <style:table-cell-properties style:vertical-align="middle"/>
    </style:style>
    <style:style style:name="Table3" style:family="table">
      <style:table-properties style:width="3.0819in" table:align="left"/>
    </style:style>
    <style:style style:name="Table3.A" style:family="table-column">
      <style:table-column-properties style:column-width="0.0972in"/>
    </style:style>
    <style:style style:name="Table3.B" style:family="table-column">
      <style:table-column-properties style:column-width="2.9847in"/>
    </style:style>
    <style:style style:name="Table3.A1" style:family="table-cell">
      <style:table-cell-properties style:vertical-align="middle"/>
    </style:style>
    <style:style style:name="Table4" style:family="table">
      <style:table-properties style:width="6.6931in" table:align="left"/>
    </style:style>
    <style:style style:name="Table4.A" style:family="table-column">
      <style:table-column-properties style:column-width="0.0972in"/>
    </style:style>
    <style:style style:name="Table4.B" style:family="table-column">
      <style:table-column-properties style:column-width="6.5958in"/>
    </style:style>
    <style:style style:name="Table4.A1" style:family="table-cell">
      <style:table-cell-properties style:vertical-align="middle"/>
    </style:style>
    <style:style style:name="Table5" style:family="table">
      <style:table-properties style:width="6.2021in" fo:margin-left="0.491in" table:align="left"/>
    </style:style>
    <style:style style:name="Table5.A" style:family="table-column">
      <style:table-column-properties style:column-width="0.0972in"/>
    </style:style>
    <style:style style:name="Table5.B" style:family="table-column">
      <style:table-column-properties style:column-width="6.1049in"/>
    </style:style>
    <style:style style:name="Table5.A1" style:family="table-cell">
      <style:table-cell-properties style:vertical-align="middle"/>
    </style:style>
    <style:style style:name="Table6" style:family="table">
      <style:table-properties style:width="6.6931in" table:align="left"/>
    </style:style>
    <style:style style:name="Table6.A" style:family="table-column">
      <style:table-column-properties style:column-width="0.2639in"/>
    </style:style>
    <style:style style:name="Table6.B" style:family="table-column">
      <style:table-column-properties style:column-width="6.4292in"/>
    </style:style>
    <style:style style:name="Table6.A1" style:family="table-cell">
      <style:table-cell-properties style:vertical-align="middle"/>
    </style:style>
    <style:style style:name="Table7" style:family="table">
      <style:table-properties style:width="6.6931in" table:align="left"/>
    </style:style>
    <style:style style:name="Table7.A" style:family="table-column">
      <style:table-column-properties style:column-width="0.0972in"/>
    </style:style>
    <style:style style:name="Table7.B" style:family="table-column">
      <style:table-column-properties style:column-width="6.5958in"/>
    </style:style>
    <style:style style:name="Table7.A1" style:family="table-cell">
      <style:table-cell-properties style:vertical-align="middle"/>
    </style:style>
    <style:style style:name="Table8" style:family="table">
      <style:table-properties style:width="3.1903in" table:align="left"/>
    </style:style>
    <style:style style:name="Table8.A" style:family="table-column">
      <style:table-column-properties style:column-width="0.0972in"/>
    </style:style>
    <style:style style:name="Table8.B" style:family="table-column">
      <style:table-column-properties style:column-width="3.0931in"/>
    </style:style>
    <style:style style:name="Table8.A1" style:family="table-cell">
      <style:table-cell-properties style:vertical-align="middle"/>
    </style:style>
    <style:style style:name="Table9" style:family="table">
      <style:table-properties style:width="6.6931in" table:align="left"/>
    </style:style>
    <style:style style:name="Table9.A" style:family="table-column">
      <style:table-column-properties style:column-width="0.0972in"/>
    </style:style>
    <style:style style:name="Table9.B" style:family="table-column">
      <style:table-column-properties style:column-width="6.5958in"/>
    </style:style>
    <style:style style:name="Table9.A1" style:family="table-cell">
      <style:table-cell-properties style:vertical-align="middle"/>
    </style:style>
    <style:style style:name="P1" style:family="paragraph" style:parent-style-name="Text_20_body" style:list-style-name="L1"/>
    <style:style style:name="P2" style:family="paragraph" style:parent-style-name="Text_20_body" style:list-style-name="L3"/>
    <style:style style:name="P3" style:family="paragraph" style:parent-style-name="Text_20_body" style:list-style-name="L4"/>
    <style:style style:name="P4" style:family="paragraph" style:parent-style-name="Text_20_body" style:list-style-name="L1">
      <style:paragraph-properties fo:margin-top="0in" fo:margin-bottom="0in" loext:contextual-spacing="false"/>
    </style:style>
    <style:style style:name="P5" style:family="paragraph" style:parent-style-name="Text_20_body" style:list-style-name="L3">
      <style:paragraph-properties fo:margin-top="0in" fo:margin-bottom="0in" loext:contextual-spacing="false"/>
    </style:style>
    <style:style style:name="P6" style:family="paragraph" style:parent-style-name="Text_20_body" style:list-style-name="L4">
      <style:paragraph-properties fo:margin-top="0in" fo:margin-bottom="0in" loext:contextual-spacing="false"/>
    </style:style>
    <style:style style:name="T1" style:family="text">
      <style:text-properties officeooo:rsid="001bf31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安装</text:h>
      <text:p text:style-name="Text_20_body">说完了那么多好处，就要说到<text:span text:style-name="Strong_20_Emphasis">安装</text:span>了。不同于以往其他vim插件，YCM是一款<text:span text:style-name="Strong_20_Emphasis">编译型</text:span>的插件。在下载完后，需要<text:span text:style-name="Strong_20_Emphasis">手动编译</text:span>后才能使用。对应其他的插件来说，仅仅就是把.vim的文件丢到相应文件夹下就可以。而这也加大了使用YCM的难度。</text:p>
      <text:h text:style-name="Heading_20_3" text:outline-level="3">安装准备</text:h>
      <text:list xml:id="list3271580004876295142" text:style-name="L1">
        <text:list-item>
          <text:p text:style-name="P4">最新版的Vim(7.3.584+)，编译时添加+python标志(已经安装的可以通过<text:span text:style-name="Source_20_Text">vim --version</text:span>查看) </text:p>
        </text:list-item>
        <text:list-item>
          <text:p text:style-name="P4">cmake(mac可以通过<text:a xlink:type="simple" xlink:href="http://brew.sh/" text:style-name="Internet_20_link" text:visited-style-name="Visited_20_Internet_20_Link">homebrew</text:a>安装，<text:span text:style-name="Source_20_Text">brew install cmake</text:span>,ubuntu可以通过<text:span text:style-name="Source_20_Text">sudo apt-get install cmake</text:span>) </text:p>
        </text:list-item>
        <text:list-item>
          <text:p text:style-name="P1">安装<text:a xlink:type="simple" xlink:href="https://github.com/gmarik/vundle#about" text:style-name="Internet_20_link" text:visited-style-name="Visited_20_Internet_20_Link">vundle</text:a>插件，用于安装管理vim的插件 </text:p>
        </text:list-item>
        <text:list-item>
          <text:p text:style-name="P1">安装python-dev.(ubuntu下使用<text:span text:style-name="Source_20_Text">sudo apt-get install python-dev</text:span><text:span text:style-name="Source_20_Text"><text:span text:style-name="T1">)</text:span></text:span></text:p>
          <text:p text:style-name="P1"><text:span text:style-name="Source_20_Text"/></text:p>
        </text:list-item>
      </text:list>
      <text:h text:style-name="Heading_20_3" text:outline-level="3">快速安装</text:h>
      <text:p text:style-name="Text_20_body">在<text:span text:style-name="Source_20_Text">.vimrc</text:span>中添加下列代码</text:p>
      <text:section text:style-name="Sect1" text:name="highlighter_829445"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Table_20_Contents">1</text:p>
            </table:table-cell>
            <table:table-cell table:style-name="Table1.A1" office:value-type="string">
              <text:p text:style-name="Table_20_Contents"><text:span text:style-name="Source_20_Text">Bundle 'Valloric/YouCompleteMe'</text:span></text:p>
            </table:table-cell>
          </table:table-row>
        </table:table>
      </text:section>
      <text:p text:style-name="Text_20_body">保存退出后打开vim，在正常模式下输入</text:p>
      <text:section text:style-name="Sect1" text:name="highlighter_833659"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Table_20_Contents">1</text:p>
            </table:table-cell>
            <table:table-cell table:style-name="Table2.A1" office:value-type="string">
              <text:p text:style-name="Table_20_Contents"><text:span text:style-name="Source_20_Text">:BundleInstall</text:span></text:p>
            </table:table-cell>
          </table:table-row>
        </table:table>
      </text:section>
      <text:p text:style-name="Text_20_body">等待<text:span text:style-name="Source_20_Text">vundle</text:span>将YouCompleteMe安装完成</text:p>
      <text:p text:style-name="Text_20_body">而后进行编译安装：</text:p>
      <text:section text:style-name="Sect1" text:name="highlighter_456215"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Table_20_Contents">1</text:p>
              <text:p text:style-name="Table_20_Contents">2</text:p>
            </table:table-cell>
            <table:table-cell table:style-name="Table3.A1" office:value-type="string">
              <text:p text:style-name="Table_20_Contents"><text:span text:style-name="Source_20_Text">cd</text:span> <text:span text:style-name="Source_20_Text">~/.vim/bundle/YouCompleteMe</text:span></text:p>
              <text:p text:style-name="Table_20_Contents"><text:span text:style-name="Source_20_Text">./install</text:span> <text:span text:style-name="Source_20_Text">--clang-completer</text:span></text:p>
            </table:table-cell>
          </table:table-row>
        </table:table>
      </text:section>
      <text:p text:style-name="Text_20_body">如果<text:span text:style-name="Strong_20_Emphasis">不需要</text:span>c-family的补全，可以去掉<text:span text:style-name="Source_20_Text">--clang-completer。</text:span>如果<text:span text:style-name="Strong_20_Emphasis">需要</text:span><text:span text:style-name="Source_20_Text">c#</text:span>的补全，请加上<text:span text:style-name="Source_20_Text">--omnisharp-completer。</text:span></text:p>
      <text:p text:style-name="Text_20_body">正常来说,YCM会去下载clang的包，如果已经有，也可以用系统<text:span text:style-name="Source_20_Text">--system-libclang。</text:span></text:p>
      <text:p text:style-name="Text_20_body">就这样，安装结束。打开vim，如果没有提示YCM未编译，则说明安装已经成功了。</text:p>
      <text:h text:style-name="Heading_20_3" text:outline-level="3">手动编译安装</text:h>
      <text:p text:style-name="Text_20_body">安装的脚本并不是什么时候都好用，至少对我来说是这样的。安装完之后出现了问题，参考<text:a xlink:type="simple" xlink:href="https://github.com/Valloric/YouCompleteMe/issues/809" text:style-name="Internet_20_link" text:visited-style-name="Visited_20_Internet_20_Link">issue#809</text:a>。</text:p>
      <text:p text:style-name="Text_20_body">在用<text:span text:style-name="Source_20_Text">:BundleInstall</text:span>安装完成或者使用</text:p>
      <text:section text:style-name="Sect1" text:name="highlighter_494964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Table_20_Contents">1</text:p>
            </table:table-cell>
            <table:table-cell table:style-name="Table4.A1" office:value-type="string">
              <text:p text:style-name="Table_20_Contents"><text:span text:style-name="Source_20_Text">git clone --recursive https://github.com/Valloric/YouCompleteMe.git</text:span></text:p>
            </table:table-cell>
          </table:table-row>
        </table:table>
      </text:section>
      <text:p text:style-name="Text_20_body">获取最新的仓库，而后使用<text:span text:style-name="Source_20_Text">git submodule update --init --recursive</text:span>确认仓库的完整性后，开始安装流程。</text:p>
      <text:list xml:id="list65874801107421612" text:style-name="L3">
        <text:list-item>
          <text:p text:style-name="P5">下载最新的clang二进制文件 YCM要求<text:span text:style-name="Source_20_Text">clang</text:span>版本 &gt; 3.2，一般来说都是<text:a xlink:type="simple" xlink:href="http://llvm.org/releases/download.html#3.4" text:style-name="Internet_20_link" text:visited-style-name="Visited_20_Internet_20_Link">下载最新的</text:a>。 </text:p>
        </text:list-item>
        <text:list-item>
          <text:p text:style-name="P5">安装python-dev.(ubuntu下使用<text:span text:style-name="Source_20_Text">sudo apt-get install python-dev</text:span>,mac下默认提<text:soft-page-break/>供，否则请安装<text:a xlink:type="simple" xlink:href="http://marchtea.com/?p=104" text:style-name="Internet_20_link" text:visited-style-name="Visited_20_Internet_20_Link">command line tools</text:a>) </text:p>
        </text:list-item>
        <text:list-item>
          <text:p text:style-name="P5">编译 </text:p>
        </text:list-item>
      </text:list>
      <text:section text:style-name="Sect1" text:name="highlighter_577070"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</table:table-cell>
            <table:table-cell table:style-name="Table5.A1" office:value-type="string">
              <text:p text:style-name="Table_20_Contents"><text:span text:style-name="Source_20_Text">cd</text:span> <text:span text:style-name="Source_20_Text">~</text:span></text:p>
              <text:p text:style-name="Table_20_Contents"><text:span text:style-name="Source_20_Text">mkdir</text:span> <text:span text:style-name="Source_20_Text">ycm_build</text:span></text:p>
              <text:p text:style-name="Table_20_Contents"><text:span text:style-name="Source_20_Text">cd</text:span> <text:span text:style-name="Source_20_Text">ycm_build</text:span></text:p>
              <text:p text:style-name="Table_20_Contents"><text:span text:style-name="Source_20_Text">cmake -G “Unix Makefiles” -DPATH_TO_LLVM_ROOT=~/ycm_temp/llvm_root_dir</text:span> <text:span text:style-name="Source_20_Text">. ~/.vim/bundle/YouCompleteMe/cpp</text:span> <text:span text:style-name="Source_20_Text">make</text:span> <text:span text:style-name="Source_20_Text">ycm_support_libs</text:span></text:p>
            </table:table-cell>
          </table:table-row>
        </table:table>
      </text:section>
      <text:list xml:id="list122106302328210" text:continue-numbering="true" text:style-name="L3">
        <text:list-header>
          <text:p text:style-name="P2">这里需要<text:span text:style-name="Strong_20_Emphasis">注意</text:span>的是，~/ycm_temp/llvm_root_dir中包含的是根据第一步下载的压缩包解压出来的内容(包括<text:span text:style-name="Source_20_Text">include</text:span>, <text:span text:style-name="Source_20_Text">bin</text:span>等等文件)。</text:p>
        </text:list-header>
      </text:list>
      <text:p text:style-name="Text_20_body">这样就完成了,开始感受YCM提供的完全不逊色于大型IDE所提供的自动补全功能吧。</text:p>
      <text:p text:style-name="Standard"/>
      <text:h text:style-name="Heading_20_2" text:outline-level="2">配置</text:h>
      <text:p text:style-name="Text_20_body">不同于很多vim插件，YCM首先需要编译，另外还需要有配置。在vim启动后，YCM会找寻当前路径以及上层路径的<text:span text:style-name="Source_20_Text">.ycm_extra_conf.py</text:span>.在<text:span text:style-name="Source_20_Text">~/.vim/bundle/YouCompleteMe/cpp/ycm/.ycm_extra_conf.py</text:span>中提供了默认的模板。也可以参考我的(就在模板上改改而已)。不过这个解决了标准库提示找不到的问题。</text:p>
      <text:p text:style-name="Text_20_body">一般来说,我会在<text:span text:style-name="Source_20_Text">~</text:span>目录下放一个默认的模板，而后再根据不同的项目在当前目录下再拷贝个<text:span text:style-name="Source_20_Text">.ycm_extra_conf.py。</text:span></text:p>
      <text:section text:style-name="Sect1" text:name="highlighter_656456">
        <table:table table:name="Table6" table:style-name="Table6">
          <table:table-column table:style-name="Table6.A"/>
          <table:table-column table:style-name="Table6.B"/>
          <text:soft-page-break/>
          <table:table-row>
            <table:table-cell table:style-name="Table6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  <text:p text:style-name="Table_20_Contents">5</text:p>
              <text:p text:style-name="Table_20_Contents">6</text:p>
              <text:p text:style-name="Table_20_Contents">7</text:p>
              <text:p text:style-name="Table_20_Contents">8</text:p>
              <text:p text:style-name="Table_20_Contents">9</text:p>
              <text:p text:style-name="Table_20_Contents">10</text:p>
              <text:p text:style-name="Table_20_Contents">11</text:p>
              <text:p text:style-name="Table_20_Contents">12</text:p>
              <text:p text:style-name="Table_20_Contents">13</text:p>
              <text:p text:style-name="Table_20_Contents">14</text:p>
              <text:p text:style-name="Table_20_Contents">15</text:p>
              <text:p text:style-name="Table_20_Contents">16</text:p>
              <text:p text:style-name="Table_20_Contents">17</text:p>
              <text:p text:style-name="Table_20_Contents">18</text:p>
              <text:p text:style-name="Table_20_Contents">19</text:p>
              <text:p text:style-name="Table_20_Contents">20</text:p>
              <text:p text:style-name="Table_20_Contents">21</text:p>
              <text:p text:style-name="Table_20_Contents">22</text:p>
              <text:p text:style-name="Table_20_Contents">23</text:p>
              <text:p text:style-name="Table_20_Contents">24</text:p>
              <text:p text:style-name="Table_20_Contents">25</text:p>
              <text:p text:style-name="Table_20_Contents">26</text:p>
              <text:p text:style-name="Table_20_Contents">27</text:p>
              <text:p text:style-name="Table_20_Contents">28</text:p>
              <text:p text:style-name="Table_20_Contents">29</text:p>
              <text:p text:style-name="Table_20_Contents">30</text:p>
              <text:p text:style-name="Table_20_Contents">31</text:p>
              <text:p text:style-name="Table_20_Contents">32</text:p>
              <text:p text:style-name="Table_20_Contents">33</text:p>
              <text:p text:style-name="Table_20_Contents">34</text:p>
              <text:p text:style-name="Table_20_Contents">35</text:p>
              <text:p text:style-name="Table_20_Contents">36</text:p>
              <text:p text:style-name="Table_20_Contents">37</text:p>
              <text:p text:style-name="Table_20_Contents">38</text:p>
              <text:p text:style-name="Table_20_Contents">39</text:p>
              <text:p text:style-name="Table_20_Contents">40</text:p>
              <text:p text:style-name="Table_20_Contents">41</text:p>
              <text:p text:style-name="Table_20_Contents">42</text:p>
              <text:p text:style-name="Table_20_Contents">43</text:p>
              <text:p text:style-name="Table_20_Contents">44</text:p>
              <text:p text:style-name="Table_20_Contents">45</text:p>
              <text:p text:style-name="Table_20_Contents">46</text:p>
              <text:p text:style-name="Table_20_Contents">47</text:p>
              <text:p text:style-name="Table_20_Contents">48</text:p>
              <text:p text:style-name="Table_20_Contents">49</text:p>
              <text:p text:style-name="Table_20_Contents">50</text:p>
              <text:p text:style-name="Table_20_Contents">51</text:p>
              <text:p text:style-name="Table_20_Contents">52</text:p>
              <text:p text:style-name="Table_20_Contents">53</text:p>
              <text:p text:style-name="Table_20_Contents">54</text:p>
              <text:p text:style-name="Table_20_Contents">55</text:p>
              <text:p text:style-name="Table_20_Contents">56</text:p>
              <text:p text:style-name="Table_20_Contents">57</text:p>
              <text:p text:style-name="Table_20_Contents">58</text:p>
              <text:p text:style-name="Table_20_Contents">59</text:p>
              <text:p text:style-name="Table_20_Contents">60</text:p>
              <text:p text:style-name="Table_20_Contents">61</text:p>
              <text:p text:style-name="Table_20_Contents">62</text:p>
              <text:p text:style-name="Table_20_Contents">63</text:p>
              <text:p text:style-name="Table_20_Contents">64</text:p>
              <text:p text:style-name="Table_20_Contents">65</text:p>
              <text:p text:style-name="Table_20_Contents">66</text:p>
              <text:p text:style-name="Table_20_Contents">67</text:p>
              <text:p text:style-name="Table_20_Contents">68</text:p>
              <text:p text:style-name="Table_20_Contents">69</text:p>
              <text:p text:style-name="Table_20_Contents">70</text:p>
              <text:p text:style-name="Table_20_Contents">71</text:p>
              <text:p text:style-name="Table_20_Contents">72</text:p>
              <text:p text:style-name="Table_20_Contents">73</text:p>
              <text:p text:style-name="Table_20_Contents">74</text:p>
              <text:p text:style-name="Table_20_Contents">75</text:p>
              <text:p text:style-name="Table_20_Contents">76</text:p>
              <text:p text:style-name="Table_20_Contents">77</text:p>
              <text:p text:style-name="Table_20_Contents">78</text:p>
              <text:p text:style-name="Table_20_Contents">79</text:p>
              <text:p text:style-name="Table_20_Contents">80</text:p>
              <text:p text:style-name="Table_20_Contents">81</text:p>
              <text:p text:style-name="Table_20_Contents">82</text:p>
              <text:p text:style-name="Table_20_Contents">83</text:p>
              <text:p text:style-name="Table_20_Contents">84</text:p>
              <text:p text:style-name="Table_20_Contents">85</text:p>
              <text:p text:style-name="Table_20_Contents">86</text:p>
              <text:p text:style-name="Table_20_Contents">87</text:p>
              <text:p text:style-name="Table_20_Contents">88</text:p>
              <text:p text:style-name="Table_20_Contents">89</text:p>
              <text:p text:style-name="Table_20_Contents">90</text:p>
              <text:p text:style-name="Table_20_Contents">91</text:p>
              <text:p text:style-name="Table_20_Contents">92</text:p>
              <text:p text:style-name="Table_20_Contents">93</text:p>
              <text:p text:style-name="Table_20_Contents">94</text:p>
              <text:p text:style-name="Table_20_Contents">95</text:p>
              <text:p text:style-name="Table_20_Contents">96</text:p>
              <text:p text:style-name="Table_20_Contents">97</text:p>
              <text:p text:style-name="Table_20_Contents">98</text:p>
              <text:p text:style-name="Table_20_Contents">99</text:p>
              <text:p text:style-name="Table_20_Contents">100</text:p>
              <text:p text:style-name="Table_20_Contents">101</text:p>
              <text:p text:style-name="Table_20_Contents">102</text:p>
              <text:p text:style-name="Table_20_Contents">103</text:p>
              <text:p text:style-name="Table_20_Contents">104</text:p>
              <text:p text:style-name="Table_20_Contents">105</text:p>
              <text:p text:style-name="Table_20_Contents">106</text:p>
              <text:p text:style-name="Table_20_Contents">107</text:p>
              <text:p text:style-name="Table_20_Contents">108</text:p>
              <text:p text:style-name="Table_20_Contents">109</text:p>
              <text:p text:style-name="Table_20_Contents">110</text:p>
              <text:p text:style-name="Table_20_Contents">111</text:p>
              <text:p text:style-name="Table_20_Contents">112</text:p>
              <text:p text:style-name="Table_20_Contents">113</text:p>
              <text:p text:style-name="Table_20_Contents">114</text:p>
              <text:p text:style-name="Table_20_Contents">115</text:p>
              <text:p text:style-name="Table_20_Contents">116</text:p>
              <text:p text:style-name="Table_20_Contents">117</text:p>
              <text:p text:style-name="Table_20_Contents">118</text:p>
              <text:p text:style-name="Table_20_Contents">119</text:p>
              <text:p text:style-name="Table_20_Contents">120</text:p>
              <text:p text:style-name="Table_20_Contents">121</text:p>
              <text:p text:style-name="Table_20_Contents">122</text:p>
              <text:p text:style-name="Table_20_Contents">123</text:p>
              <text:p text:style-name="Table_20_Contents">124</text:p>
              <text:p text:style-name="Table_20_Contents">125</text:p>
              <text:p text:style-name="Table_20_Contents">126</text:p>
              <text:p text:style-name="Table_20_Contents">127</text:p>
              <text:p text:style-name="Table_20_Contents">128</text:p>
              <text:p text:style-name="Table_20_Contents">129</text:p>
              <text:p text:style-name="Table_20_Contents">130</text:p>
              <text:p text:style-name="Table_20_Contents">131</text:p>
              <text:p text:style-name="Table_20_Contents">132</text:p>
              <text:p text:style-name="Table_20_Contents">133</text:p>
              <text:p text:style-name="Table_20_Contents">134</text:p>
              <text:p text:style-name="Table_20_Contents">135</text:p>
              <text:p text:style-name="Table_20_Contents">136</text:p>
              <text:p text:style-name="Table_20_Contents">137</text:p>
              <text:p text:style-name="Table_20_Contents">138</text:p>
              <text:p text:style-name="Table_20_Contents">139</text:p>
              <text:p text:style-name="Table_20_Contents">140</text:p>
              <text:p text:style-name="Table_20_Contents">141</text:p>
              <text:p text:style-name="Table_20_Contents">142</text:p>
              <text:p text:style-name="Table_20_Contents">143</text:p>
              <text:p text:style-name="Table_20_Contents">144</text:p>
              <text:p text:style-name="Table_20_Contents">145</text:p>
              <text:p text:style-name="Table_20_Contents">146</text:p>
              <text:p text:style-name="Table_20_Contents">147</text:p>
              <text:p text:style-name="Table_20_Contents">148</text:p>
              <text:p text:style-name="Table_20_Contents">149</text:p>
              <text:p text:style-name="Table_20_Contents">150</text:p>
              <text:p text:style-name="Table_20_Contents">151</text:p>
              <text:p text:style-name="Table_20_Contents">152</text:p>
              <text:p text:style-name="Table_20_Contents">153</text:p>
              <text:p text:style-name="Table_20_Contents">154</text:p>
              <text:p text:style-name="Table_20_Contents">155</text:p>
              <text:p text:style-name="Table_20_Contents">156</text:p>
              <text:p text:style-name="Table_20_Contents">157</text:p>
              <text:p text:style-name="Table_20_Contents">158</text:p>
              <text:p text:style-name="Table_20_Contents">159</text:p>
              <text:p text:style-name="Table_20_Contents">160</text:p>
              <text:p text:style-name="Table_20_Contents">161</text:p>
              <text:p text:style-name="Table_20_Contents">162</text:p>
              <text:p text:style-name="Table_20_Contents">163</text:p>
              <text:p text:style-name="Table_20_Contents">164</text:p>
            </table:table-cell>
            <table:table-cell table:style-name="Table6.A1" office:value-type="string">
              <text:p text:style-name="Table_20_Contents"><text:span text:style-name="Source_20_Text"># This file is NOT licensed under the GPLv3, which is the license for the rest</text:span></text:p>
              <text:p text:style-name="Table_20_Contents"><text:span text:style-name="Source_20_Text"># of YouCompleteMe.</text:span></text:p>
              <text:p text:style-name="Table_20_Contents"><text:span text:style-name="Source_20_Text">#</text:span></text:p>
              <text:p text:style-name="Table_20_Contents"><text:span text:style-name="Source_20_Text"># Here's the license text for this file:</text:span></text:p>
              <text:p text:style-name="Table_20_Contents"><text:span text:style-name="Source_20_Text">#</text:span></text:p>
              <text:p text:style-name="Table_20_Contents"><text:span text:style-name="Source_20_Text"># This is free and unencumbered software released into the public domain.</text:span></text:p>
              <text:p text:style-name="Table_20_Contents"><text:span text:style-name="Source_20_Text">#</text:span></text:p>
              <text:p text:style-name="Table_20_Contents"><text:span text:style-name="Source_20_Text"># Anyone is free to copy, modify, publish, use, compile, sell, or</text:span></text:p>
              <text:p text:style-name="Table_20_Contents"><text:span text:style-name="Source_20_Text"># distribute this software, either in source code form or as a compiled</text:span></text:p>
              <text:p text:style-name="Table_20_Contents"><text:span text:style-name="Source_20_Text"># binary, for any purpose, commercial or non-commercial, and by any</text:span></text:p>
              <text:p text:style-name="Table_20_Contents"><text:span text:style-name="Source_20_Text"># means.</text:span></text:p>
              <text:p text:style-name="Table_20_Contents"><text:span text:style-name="Source_20_Text">#</text:span></text:p>
              <text:p text:style-name="Table_20_Contents"><text:span text:style-name="Source_20_Text"># In jurisdictions that recognize copyright laws, the author or authors</text:span></text:p>
              <text:p text:style-name="Table_20_Contents"><text:span text:style-name="Source_20_Text"># of this software dedicate any and all copyright interest in the</text:span></text:p>
              <text:p text:style-name="Table_20_Contents"><text:span text:style-name="Source_20_Text"># software to the public domain. We make this dedication for the benefit</text:span></text:p>
              <text:p text:style-name="Table_20_Contents"><text:span text:style-name="Source_20_Text"># of the public at large and to the detriment of our heirs and</text:span></text:p>
              <text:p text:style-name="Table_20_Contents"><text:span text:style-name="Source_20_Text"># successors. We intend this dedication to be an overt act of</text:span></text:p>
              <text:p text:style-name="Table_20_Contents"><text:span text:style-name="Source_20_Text"># relinquishment in perpetuity of all present and future rights to this</text:span></text:p>
              <text:p text:style-name="Table_20_Contents"><text:span text:style-name="Source_20_Text"># software under copyright law.</text:span></text:p>
              <text:p text:style-name="Table_20_Contents"><text:span text:style-name="Source_20_Text">#</text:span></text:p>
              <text:p text:style-name="Table_20_Contents"><text:span text:style-name="Source_20_Text"># THE SOFTWARE IS PROVIDED "AS IS", WITHOUT WARRANTY OF ANY KIND,</text:span></text:p>
              <text:p text:style-name="Table_20_Contents"><text:span text:style-name="Source_20_Text"># EXPRESS OR IMPLIED, INCLUDING BUT NOT LIMITED TO THE WARRANTIES OF</text:span></text:p>
              <text:p text:style-name="Table_20_Contents"><text:span text:style-name="Source_20_Text"># MERCHANTABILITY, FITNESS FOR A PARTICULAR PURPOSE AND NONINFRINGEMENT.</text:span></text:p>
              <text:p text:style-name="Table_20_Contents"><text:span text:style-name="Source_20_Text"># IN NO EVENT SHALL THE AUTHORS BE LIABLE FOR ANY CLAIM, DAMAGES OR</text:span></text:p>
              <text:p text:style-name="Table_20_Contents"><text:span text:style-name="Source_20_Text"># OTHER LIABILITY, WHETHER IN AN ACTION OF CONTRACT, TORT OR OTHERWISE,</text:span></text:p>
              <text:p text:style-name="Table_20_Contents"><text:span text:style-name="Source_20_Text"># ARISING FROM, OUT OF OR IN CONNECTION WITH THE SOFTWARE OR THE USE OR</text:span></text:p>
              <text:p text:style-name="Table_20_Contents"><text:span text:style-name="Source_20_Text"># OTHER DEALINGS IN THE SOFTWARE.</text:span></text:p>
              <text:p text:style-name="Table_20_Contents"><text:span text:style-name="Source_20_Text">#</text:span></text:p>
              <text:p text:style-name="Table_20_Contents"><text:span text:style-name="Source_20_Text"># For more information, please refer to &lt;http://unlicense.org/&gt;</text:span></text:p>
              <text:p text:style-name="Table_20_Contents"> </text:p>
              <text:p text:style-name="Table_20_Contents"><text:span text:style-name="Source_20_Text">import</text:span> <text:span text:style-name="Source_20_Text">os</text:span></text:p>
              <text:p text:style-name="Table_20_Contents"><text:span text:style-name="Source_20_Text">import</text:span> <text:span text:style-name="Source_20_Text">ycm_core</text:span></text:p>
              <text:p text:style-name="Table_20_Contents"> </text:p>
              <text:p text:style-name="Table_20_Contents"><text:span text:style-name="Source_20_Text"># These are the compilation flags that will be used in case there's no</text:span></text:p>
              <text:p text:style-name="Table_20_Contents"><text:span text:style-name="Source_20_Text"># compilation database set (by default, one is not set).</text:span></text:p>
              <text:p text:style-name="Table_20_Contents"><text:span text:style-name="Source_20_Text"># CHANGE THIS LIST OF FLAGS. YES, THIS IS THE DROID YOU HAVE BEEN LOOKING FOR.</text:span></text:p>
              <text:p text:style-name="Table_20_Contents"><text:span text:style-name="Source_20_Text">flags = [</text:span></text:p>
              <text:p text:style-name="Table_20_Contents"><text:span text:style-name="Source_20_Text">'-Wall',</text:span></text:p>
              <text:p text:style-name="Table_20_Contents"><text:span text:style-name="Source_20_Text">'-Wextra',</text:span></text:p>
              <text:p text:style-name="Table_20_Contents"><text:span text:style-name="Source_20_Text">#'-Werror',</text:span></text:p>
              <text:p text:style-name="Table_20_Contents"><text:span text:style-name="Source_20_Text">#'-Wc++98-compat',</text:span></text:p>
              <text:p text:style-name="Table_20_Contents"><text:span text:style-name="Source_20_Text">'-Wno-long-long',</text:span></text:p>
              <text:p text:style-name="Table_20_Contents"><text:span text:style-name="Source_20_Text">'-Wno-variadic-macros',</text:span></text:p>
              <text:p text:style-name="Table_20_Contents"><text:span text:style-name="Source_20_Text">'-fexceptions',</text:span></text:p>
              <text:p text:style-name="Table_20_Contents"><text:span text:style-name="Source_20_Text">'-stdlib=libc++',</text:span></text:p>
              <text:p text:style-name="Table_20_Contents"><text:span text:style-name="Source_20_Text"># THIS IS IMPORTANT! Without a "-std=&lt;something&gt;" flag, clang won't know which</text:span></text:p>
              <text:p text:style-name="Table_20_Contents"><text:span text:style-name="Source_20_Text"># language to use when compiling headers. So it will guess. Badly. So C++</text:span></text:p>
              <text:p text:style-name="Table_20_Contents"><text:span text:style-name="Source_20_Text"># headers will be compiled as C headers. You don't want that so ALWAYS specify</text:span></text:p>
              <text:p text:style-name="Table_20_Contents"><text:span text:style-name="Source_20_Text"># a "-std=&lt;something&gt;".</text:span></text:p>
              <text:p text:style-name="Table_20_Contents"><text:span text:style-name="Source_20_Text"># For a C project, you would set this to something like 'c99' instead of</text:span></text:p>
              <text:p text:style-name="Table_20_Contents"><text:span text:style-name="Source_20_Text"># 'c++11'.</text:span></text:p>
              <text:p text:style-name="Table_20_Contents"><text:span text:style-name="Source_20_Text">'-std=c++11',</text:span></text:p>
              <text:p text:style-name="Table_20_Contents"><text:span text:style-name="Source_20_Text"># ...and the same thing goes for the magic -x option which specifies the</text:span></text:p>
              <text:p text:style-name="Table_20_Contents"><text:span text:style-name="Source_20_Text"># language that the files to be compiled are written in. This is mostly</text:span></text:p>
              <text:p text:style-name="Table_20_Contents"><text:span text:style-name="Source_20_Text"># relevant for c++ headers.</text:span></text:p>
              <text:p text:style-name="Table_20_Contents"><text:span text:style-name="Source_20_Text"># For a C project, you would set this to 'c' instead of 'c++'.</text:span></text:p>
              <text:p text:style-name="Table_20_Contents"><text:span text:style-name="Source_20_Text">'-x',</text:span></text:p>
              <text:p text:style-name="Table_20_Contents"><text:span text:style-name="Source_20_Text">'c++',</text:span></text:p>
              <text:p text:style-name="Table_20_Contents"><text:span text:style-name="Source_20_Text">'-I',</text:span></text:p>
              <text:p text:style-name="Table_20_Contents"><text:span text:style-name="Source_20_Text">'.',</text:span></text:p>
              <text:p text:style-name="Table_20_Contents"><text:span text:style-name="Source_20_Text">'-isystem',</text:span></text:p>
              <text:p text:style-name="Table_20_Contents"><text:span text:style-name="Source_20_Text">'/usr/include',</text:span></text:p>
              <text:p text:style-name="Table_20_Contents"><text:span text:style-name="Source_20_Text">'-isystem',</text:span></text:p>
              <text:p text:style-name="Table_20_Contents"><text:span text:style-name="Source_20_Text">'/usr/local/include',</text:span></text:p>
              <text:p text:style-name="Table_20_Contents"><text:span text:style-name="Source_20_Text">'-isystem',</text:span></text:p>
              <text:p text:style-name="Table_20_Contents"><text:span text:style-name="Source_20_Text">'/Library/Developer/CommandLineTools/usr/include',</text:span></text:p>
              <text:p text:style-name="Table_20_Contents"><text:span text:style-name="Source_20_Text">'-isystem',</text:span></text:p>
              <text:p text:style-name="Table_20_Contents"><text:span text:style-name="Source_20_Text">'/Library/Developer/CommandLineTools/usr/bin/../lib/c++/v1',</text:span></text:p>
              <text:p text:style-name="Table_20_Contents"><text:span text:style-name="Source_20_Text">]</text:span></text:p>
              <text:p text:style-name="Table_20_Contents"> </text:p>
              <text:p text:style-name="Table_20_Contents"><text:span text:style-name="Source_20_Text"># Set this to the absolute path to the folder (NOT the file!) containing the</text:span></text:p>
              <text:p text:style-name="Table_20_Contents"><text:span text:style-name="Source_20_Text"># compile_commands.json file to use that instead of 'flags'. See here for</text:span></text:p>
              <text:p text:style-name="Table_20_Contents"><text:span text:style-name="Source_20_Text"># more details: http://clang.llvm.org/docs/JSONCompilationDatabase.html</text:span></text:p>
              <text:p text:style-name="Table_20_Contents"><text:span text:style-name="Source_20_Text">#</text:span></text:p>
              <text:p text:style-name="Table_20_Contents"><text:span text:style-name="Source_20_Text"># Most projects will NOT need to set this to anything; you can just change the</text:span></text:p>
              <text:p text:style-name="Table_20_Contents"><text:span text:style-name="Source_20_Text"># 'flags' list of compilation flags. Notice that YCM itself uses that approach.</text:span></text:p>
              <text:p text:style-name="Table_20_Contents"><text:span text:style-name="Source_20_Text">compilation_database_folder = ''</text:span></text:p>
              <text:p text:style-name="Table_20_Contents"> </text:p>
              <text:p text:style-name="Table_20_Contents"><text:span text:style-name="Source_20_Text">if</text:span> <text:span text:style-name="Source_20_Text">os.path.exists( compilation_database_folder ):</text:span></text:p>
              <text:p text:style-name="Table_20_Contents"><text:span text:style-name="Source_20_Text">  database = ycm_core.CompilationDatabase( compilation_database_folder )</text:span></text:p>
              <text:p text:style-name="Table_20_Contents"><text:span text:style-name="Source_20_Text">else:</text:span></text:p>
              <text:p text:style-name="Table_20_Contents"><text:span text:style-name="Source_20_Text">  database = None</text:span></text:p>
              <text:p text:style-name="Table_20_Contents"> </text:p>
              <text:p text:style-name="Table_20_Contents"><text:span text:style-name="Source_20_Text">SOURCE_EXTENSIONS = [ '.cpp', '.cxx', '.cc', '.c', '.m', '.mm'</text:span> <text:span text:style-name="Source_20_Text">]</text:span></text:p>
              <text:p text:style-name="Table_20_Contents"> </text:p>
              <text:p text:style-name="Table_20_Contents"><text:span text:style-name="Source_20_Text">def DirectoryOfThisScript():</text:span></text:p>
              <text:p text:style-name="Table_20_Contents"><text:span text:style-name="Source_20_Text">  return</text:span> <text:span text:style-name="Source_20_Text">os.path.dirname( os.path.abspath( __file__ ) )</text:span></text:p>
              <text:p text:style-name="Table_20_Contents"> </text:p>
              <text:p text:style-name="Table_20_Contents"><text:span text:style-name="Source_20_Text">def MakeRelativePathsInFlagsAbsolute( flags, working_directory ):</text:span></text:p>
              <text:p text:style-name="Table_20_Contents"><text:span text:style-name="Source_20_Text">  if</text:span> <text:span text:style-name="Source_20_Text">not working_directory:</text:span></text:p>
              <text:p text:style-name="Table_20_Contents"><text:span text:style-name="Source_20_Text">    return</text:span> <text:span text:style-name="Source_20_Text">list( flags )</text:span></text:p>
              <text:p text:style-name="Table_20_Contents"><text:span text:style-name="Source_20_Text">  new_flags = []</text:span></text:p>
              <text:p text:style-name="Table_20_Contents"><text:span text:style-name="Source_20_Text">  make_next_absolute = False</text:span></text:p>
              <text:p text:style-name="Table_20_Contents"><text:span text:style-name="Source_20_Text">  path_flags = [ '-isystem', '-I', '-iquote', '--sysroot='</text:span> <text:span text:style-name="Source_20_Text">]</text:span></text:p>
              <text:p text:style-name="Table_20_Contents"><text:span text:style-name="Source_20_Text">  for</text:span> <text:span text:style-name="Source_20_Text">flag in</text:span> <text:span text:style-name="Source_20_Text">flags:</text:span></text:p>
              <text:p text:style-name="Table_20_Contents"><text:span text:style-name="Source_20_Text">    new_flag = flag</text:span></text:p>
              <text:p text:style-name="Table_20_Contents"> </text:p>
              <text:p text:style-name="Table_20_Contents"><text:span text:style-name="Source_20_Text">    if</text:span> <text:span text:style-name="Source_20_Text">make_next_absolute:</text:span></text:p>
              <text:p text:style-name="Table_20_Contents"><text:span text:style-name="Source_20_Text">      make_next_absolute = False</text:span></text:p>
              <text:p text:style-name="Table_20_Contents"><text:span text:style-name="Source_20_Text">      if</text:span> <text:span text:style-name="Source_20_Text">not flag.startswith( '/'</text:span> <text:span text:style-name="Source_20_Text">):</text:span></text:p>
              <text:p text:style-name="Table_20_Contents"><text:span text:style-name="Source_20_Text">        new_flag = os.path.join( working_directory, flag )</text:span></text:p>
              <text:p text:style-name="Table_20_Contents"> </text:p>
              <text:p text:style-name="Table_20_Contents"><text:span text:style-name="Source_20_Text">    for</text:span> <text:span text:style-name="Source_20_Text">path_flag in</text:span> <text:span text:style-name="Source_20_Text">path_flags:</text:span></text:p>
              <text:p text:style-name="Table_20_Contents"><text:span text:style-name="Source_20_Text">      if</text:span> <text:span text:style-name="Source_20_Text">flag == path_flag:</text:span></text:p>
              <text:p text:style-name="Table_20_Contents"><text:span text:style-name="Source_20_Text">        make_next_absolute = True</text:span></text:p>
              <text:p text:style-name="Table_20_Contents"><text:span text:style-name="Source_20_Text">        break</text:span></text:p>
              <text:p text:style-name="Table_20_Contents"> </text:p>
              <text:p text:style-name="Table_20_Contents"><text:span text:style-name="Source_20_Text">      if</text:span> <text:span text:style-name="Source_20_Text">flag.startswith( path_flag ):</text:span></text:p>
              <text:p text:style-name="Table_20_Contents"><text:span text:style-name="Source_20_Text">        path = flag[ len( path_flag ): ]</text:span></text:p>
              <text:p text:style-name="Table_20_Contents"><text:span text:style-name="Source_20_Text">        new_flag = path_flag + os.path.join( working_directory, path )</text:span></text:p>
              <text:p text:style-name="Table_20_Contents"><text:span text:style-name="Source_20_Text">        break</text:span></text:p>
              <text:p text:style-name="Table_20_Contents"> </text:p>
              <text:p text:style-name="Table_20_Contents"><text:span text:style-name="Source_20_Text">    if</text:span> <text:span text:style-name="Source_20_Text">new_flag:</text:span></text:p>
              <text:p text:style-name="Table_20_Contents"><text:span text:style-name="Source_20_Text">      new_flags.append( new_flag )</text:span></text:p>
              <text:p text:style-name="Table_20_Contents"><text:span text:style-name="Source_20_Text">  return</text:span> <text:span text:style-name="Source_20_Text">new_flags</text:span></text:p>
              <text:p text:style-name="Table_20_Contents"> </text:p>
              <text:p text:style-name="Table_20_Contents"><text:span text:style-name="Source_20_Text">def IsHeaderFile( filename ):</text:span></text:p>
              <text:p text:style-name="Table_20_Contents"><text:span text:style-name="Source_20_Text">  extension = os.path.splitext( filename )[ 1 ]</text:span></text:p>
              <text:p text:style-name="Table_20_Contents"><text:span text:style-name="Source_20_Text">  return</text:span> <text:span text:style-name="Source_20_Text">extension in</text:span> <text:span text:style-name="Source_20_Text">[ '.h', '.hxx', '.hpp', '.hh'</text:span> <text:span text:style-name="Source_20_Text">]</text:span></text:p>
              <text:p text:style-name="Table_20_Contents"> </text:p>
              <text:p text:style-name="Table_20_Contents"><text:span text:style-name="Source_20_Text">def GetCompilationInfoForFile( filename ):</text:span></text:p>
              <text:p text:style-name="Table_20_Contents"><text:span text:style-name="Source_20_Text">  # The compilation_commands.json file generated by CMake does not have entries</text:span></text:p>
              <text:p text:style-name="Table_20_Contents"><text:span text:style-name="Source_20_Text">  # for header files. So we do our best by asking the db for flags for a</text:span></text:p>
              <text:p text:style-name="Table_20_Contents"><text:span text:style-name="Source_20_Text">  # corresponding source file, if any. If one exists, the flags for that file</text:span></text:p>
              <text:p text:style-name="Table_20_Contents"><text:span text:style-name="Source_20_Text">  # should be good enough.</text:span></text:p>
              <text:p text:style-name="Table_20_Contents"><text:span text:style-name="Source_20_Text">  if</text:span> <text:span text:style-name="Source_20_Text">IsHeaderFile( filename ):</text:span></text:p>
              <text:p text:style-name="Table_20_Contents"><text:span text:style-name="Source_20_Text">    basename</text:span> <text:span text:style-name="Source_20_Text">= os.path.splitext( filename )[ 0 ]</text:span></text:p>
              <text:p text:style-name="Table_20_Contents"><text:span text:style-name="Source_20_Text">    for</text:span> <text:span text:style-name="Source_20_Text">extension in</text:span> <text:span text:style-name="Source_20_Text">SOURCE_EXTENSIONS:</text:span></text:p>
              <text:p text:style-name="Table_20_Contents"><text:span text:style-name="Source_20_Text">      replacement_file = basename</text:span> <text:span text:style-name="Source_20_Text">+ extension</text:span></text:p>
              <text:p text:style-name="Table_20_Contents"><text:span text:style-name="Source_20_Text">      if</text:span> <text:span text:style-name="Source_20_Text">os.path.exists( replacement_file ):</text:span></text:p>
              <text:p text:style-name="Table_20_Contents"><text:span text:style-name="Source_20_Text">        compilation_info = database.GetCompilationInfoForFile(</text:span></text:p>
              <text:p text:style-name="Table_20_Contents"><text:span text:style-name="Source_20_Text">          replacement_file )</text:span></text:p>
              <text:p text:style-name="Table_20_Contents"><text:span text:style-name="Source_20_Text">        if</text:span> <text:span text:style-name="Source_20_Text">compilation_info.compiler_flags_:</text:span></text:p>
              <text:p text:style-name="Table_20_Contents"><text:span text:style-name="Source_20_Text">          return</text:span> <text:span text:style-name="Source_20_Text">compilation_info</text:span></text:p>
              <text:p text:style-name="Table_20_Contents"><text:span text:style-name="Source_20_Text">    return</text:span> <text:span text:style-name="Source_20_Text">None</text:span></text:p>
              <text:p text:style-name="Table_20_Contents"><text:span text:style-name="Source_20_Text">  return</text:span> <text:span text:style-name="Source_20_Text">database.GetCompilationInfoForFile( filename )</text:span></text:p>
              <text:p text:style-name="Table_20_Contents"> </text:p>
              <text:p text:style-name="Table_20_Contents"><text:span text:style-name="Source_20_Text">def FlagsForFile( filename, **kwargs ):</text:span></text:p>
              <text:p text:style-name="Table_20_Contents"><text:span text:style-name="Source_20_Text">  if</text:span> <text:span text:style-name="Source_20_Text">database:</text:span></text:p>
              <text:p text:style-name="Table_20_Contents"><text:span text:style-name="Source_20_Text">    # Bear in mind that compilation_info.compiler_flags_ does NOT return a</text:span></text:p>
              <text:p text:style-name="Table_20_Contents"><text:span text:style-name="Source_20_Text">    # python list, but a "list-like" StringVec object</text:span></text:p>
              <text:p text:style-name="Table_20_Contents"><text:span text:style-name="Source_20_Text">    compilation_info = GetCompilationInfoForFile( filename )</text:span></text:p>
              <text:p text:style-name="Table_20_Contents"><text:span text:style-name="Source_20_Text">    if</text:span> <text:span text:style-name="Source_20_Text">not compilation_info:</text:span></text:p>
              <text:p text:style-name="Table_20_Contents"><text:span text:style-name="Source_20_Text">      return</text:span> <text:span text:style-name="Source_20_Text">None</text:span></text:p>
              <text:p text:style-name="Table_20_Contents"> </text:p>
              <text:p text:style-name="Table_20_Contents"><text:span text:style-name="Source_20_Text">    final_flags = MakeRelativePathsInFlagsAbsolute(</text:span></text:p>
              <text:p text:style-name="Table_20_Contents"><text:span text:style-name="Source_20_Text">      compilation_info.compiler_flags_,</text:span></text:p>
              <text:p text:style-name="Table_20_Contents"><text:span text:style-name="Source_20_Text">      compilation_info.compiler_working_dir_ )</text:span></text:p>
              <text:p text:style-name="Table_20_Contents"> </text:p>
              <text:p text:style-name="Table_20_Contents"><text:span text:style-name="Source_20_Text">    # NOTE: This is just for YouCompleteMe; it's highly likely that your project</text:span></text:p>
              <text:p text:style-name="Table_20_Contents"><text:span text:style-name="Source_20_Text">    # does NOT need to remove the stdlib flag. DO NOT USE THIS IN YOUR</text:span></text:p>
              <text:p text:style-name="Table_20_Contents"><text:span text:style-name="Source_20_Text">    # ycm_extra_conf IF YOU'RE NOT 100% SURE YOU NEED IT.</text:span></text:p>
              <text:p text:style-name="Table_20_Contents"><text:span text:style-name="Source_20_Text">    #try:</text:span></text:p>
              <text:p text:style-name="Table_20_Contents"><text:span text:style-name="Source_20_Text">    #  final_flags.remove( '-stdlib=libc++' )</text:span></text:p>
              <text:p text:style-name="Table_20_Contents"><text:span text:style-name="Source_20_Text">    #except ValueError:</text:span></text:p>
              <text:p text:style-name="Table_20_Contents"><text:span text:style-name="Source_20_Text">    #  pass</text:span></text:p>
              <text:p text:style-name="Table_20_Contents"><text:span text:style-name="Source_20_Text">  else:</text:span></text:p>
              <text:p text:style-name="Table_20_Contents"><text:span text:style-name="Source_20_Text">    relative_to = DirectoryOfThisScript()</text:span></text:p>
              <text:p text:style-name="Table_20_Contents"><text:span text:style-name="Source_20_Text">    final_flags = MakeRelativePathsInFlagsAbsolute( flags, relative_to )</text:span></text:p>
              <text:p text:style-name="Table_20_Contents"> </text:p>
              <text:p text:style-name="Table_20_Contents"><text:span text:style-name="Source_20_Text">  return</text:span> <text:span text:style-name="Source_20_Text">{</text:span></text:p>
              <text:p text:style-name="Table_20_Contents"><text:span text:style-name="Source_20_Text">    'flags': final_flags,</text:span></text:p>
              <text:p text:style-name="Table_20_Contents"><text:span text:style-name="Source_20_Text">    'do_cache': True</text:span></text:p>
              <text:p text:style-name="Table_20_Contents"><text:span text:style-name="Source_20_Text">  }</text:span></text:p>
            </table:table-cell>
          </table:table-row>
        </table:table>
      </text:section>
      <text:h text:style-name="Heading_20_2" text:outline-level="2"><text:soft-page-break/>YouCompleteMe提供的其他功能</text:h>
      <text:p text:style-name="Text_20_body">YCM除了提供了基本的补全功能,自动提示错误的功能外,还提供了类似tags的功能：</text:p>
      <text:list xml:id="list2664077836135196497" text:style-name="L4">
        <text:list-item>
          <text:p text:style-name="P6">跳转到定义<text:span text:style-name="Source_20_Text">GoToDefinition</text:span> </text:p>
        </text:list-item>
        <text:list-item>
          <text:p text:style-name="P6">跳转到声明<text:span text:style-name="Source_20_Text">GoToDeclaration</text:span> </text:p>
        </text:list-item>
        <text:list-item>
          <text:p text:style-name="P3">以及两者的合体<text:span text:style-name="Source_20_Text">GoToDefinitionElseDeclaration</text:span> </text:p>
        </text:list-item>
      </text:list>
      <text:p text:style-name="Text_20_body">可以在.vimrc中配置相应的快捷键。</text:p>
      <text:section text:style-name="Sect1" text:name="highlighter_240720"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Table_20_Contents">1</text:p>
              <text:p text:style-name="Table_20_Contents">2</text:p>
              <text:p text:style-name="Table_20_Contents">3</text:p>
            </table:table-cell>
            <table:table-cell table:style-name="Table7.A1" office:value-type="string">
              <text:p text:style-name="Table_20_Contents"><text:span text:style-name="Source_20_Text">nnoremap &lt;leader&gt;gl :YcmCompleter GoToDeclaration&lt;CR&gt;</text:span></text:p>
              <text:p text:style-name="Table_20_Contents"><text:span text:style-name="Source_20_Text">nnoremap &lt;leader&gt;gf :YcmCompleter GoToDefinition&lt;CR&gt;</text:span></text:p>
              <text:p text:style-name="Table_20_Contents"><text:span text:style-name="Source_20_Text">nnoremap &lt;leader&gt;gg :YcmCompleter GoToDefinitionElseDeclaration&lt;CR&gt;</text:span></text:p>
            </table:table-cell>
          </table:table-row>
        </table:table>
      </text:section>
      <text:p text:style-name="Text_20_body">另外，YCM也提供了丰富的配置选项，同样在.vimrc中配置。具体请<text:a xlink:type="simple" xlink:href="https://github.com/Valloric/YouCompleteMe#options" text:style-name="Internet_20_link" text:visited-style-name="Visited_20_Internet_20_Link">参考</text:a></text:p>
      <text:section text:style-name="Sect1" text:name="highlighter_936585"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Table_20_Contents">1</text:p>
              <text:p text:style-name="Table_20_Contents">2</text:p>
            </table:table-cell>
            <table:table-cell table:style-name="Table8.A1" office:value-type="string">
              <text:p text:style-name="Table_20_Contents"><text:span text:style-name="Source_20_Text">let</text:span> <text:span text:style-name="Source_20_Text">g:ycm_error_symbol = '&gt;&gt;'</text:span></text:p>
              <text:p text:style-name="Table_20_Contents"><text:span text:style-name="Source_20_Text">let</text:span> <text:span text:style-name="Source_20_Text">g:ycm_warning_symbol = '&gt;*'</text:span></text:p>
            </table:table-cell>
          </table:table-row>
        </table:table>
      </text:section>
      <text:p text:style-name="Text_20_body">同时，YCM可以打开location-list来显示警告和错误的信息<text:span text:style-name="Source_20_Text">:YcmDiags。</text:span>个人关于ycm的配置如下：</text:p>
      <text:section text:style-name="Sect1" text:name="highlighter_632707"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  <text:p text:style-name="Table_20_Contents">5</text:p>
              <text:p text:style-name="Table_20_Contents">6</text:p>
              <text:p text:style-name="Table_20_Contents">7</text:p>
            </table:table-cell>
            <table:table-cell table:style-name="Table9.A1" office:value-type="string">
              <text:p text:style-name="Table_20_Contents"><text:span text:style-name="Source_20_Text">" for</text:span> <text:span text:style-name="Source_20_Text">ycm</text:span></text:p>
              <text:p text:style-name="Table_20_Contents"><text:span text:style-name="Source_20_Text">let</text:span> <text:span text:style-name="Source_20_Text">g:ycm_error_symbol = '&gt;&gt;'</text:span></text:p>
              <text:p text:style-name="Table_20_Contents"><text:span text:style-name="Source_20_Text">let</text:span> <text:span text:style-name="Source_20_Text">g:ycm_warning_symbol = '&gt;*'</text:span></text:p>
              <text:p text:style-name="Table_20_Contents"><text:span text:style-name="Source_20_Text">nnoremap &lt;leader&gt;gl :YcmCompleter GoToDeclaration&lt;CR&gt;</text:span></text:p>
              <text:p text:style-name="Table_20_Contents"><text:span text:style-name="Source_20_Text">nnoremap &lt;leader&gt;gf :YcmCompleter GoToDefinition&lt;CR&gt;</text:span></text:p>
              <text:p text:style-name="Table_20_Contents"><text:span text:style-name="Source_20_Text">nnoremap &lt;leader&gt;gg :YcmCompleter GoToDefinitionElseDeclaration&lt;CR&gt;</text:span></text:p>
              <text:p text:style-name="Table_20_Contents"><text:span text:style-name="Source_20_Text">nmap &lt;F4&gt; :YcmDiags&lt;CR&gt;</text:span></text:p>
            </table:table-cell>
          </table:table-row>
        </table:table>
      </text:section>
      <text:p text:style-name="Text_20_body">YCM提供的跳跃功能采用了vim的<text:span text:style-name="Source_20_Text">jumplist，</text:span>往前跳和往后跳的快捷键为<text:span text:style-name="Source_20_Text">Ctrl+O</text:span>以及<text:span text:style-name="Source_20_Text">Ctrl+I。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2T11:30:28.930505916</meta:creation-date>
    <dc:date>2016-04-02T12:21:02.515735027</dc:date>
    <meta:editing-duration>PT50M35S</meta:editing-duration>
    <meta:editing-cycles>2</meta:editing-cycles>
    <meta:generator>LibreOffice/5.0.5.2$Linux_X86_64 LibreOffice_project/00m0$Build-2</meta:generator>
    <meta:document-statistic meta:table-count="9" meta:image-count="0" meta:object-count="0" meta:page-count="4" meta:paragraph-count="407" meta:word-count="1970" meta:character-count="8499" meta:non-whitespace-character-count="7438"/>
  </office:meta>
</office:document-meta>
</file>